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5093451825391971481"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5500948116106271984"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7114849939961225044"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2833419720166621900"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246937392239933379"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4701453670701803534"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7333137177077750265"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3593920191091783147"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9788760" text:continue-list="list7333137177077750265"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685247273803630914"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805387"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805912"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9810515"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9814206"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790038"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7921342873009748081"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4299153946323408313"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71002256082205014"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800082"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84187815243715103"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945925963577738901"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383236319982167441" text:style-name="L15">
        <text:list-item>
          <text:list>
            <text:list-header>
              <text:p text:style-name="P170">1.5 miles averaging about 9:40/mile and rest 1 min</text:p>
            </text:list-header>
          </text:list>
        </text:list-item>
      </text:list>
      <text:p text:style-name="P23">1 mile in 8:26 and rest 2 min</text:p>
      <text:list xml:id="list2525104036716431862"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851683774449427575"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788250"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5420785968131308173"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43526756989288853"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8801697272435191062"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9803431" text:continue-list="list443526756989288853" text:style-name="L19">
        <text:list-item>
          <text:list>
            <text:list-header>
              <text:p text:style-name="P174">(Pace*HR)=1240</text:p>
            </text:list-header>
          </text:list>
        </text:list-item>
      </text:list>
      <text:list xml:id="list39799798" text:continue-list="list5420785968131308173" text:style-name="L18">
        <text:list-item>
          <text:list>
            <text:list-header>
              <text:p text:style-name="P173">2 miles at 10:46/mile Ave HR= 121 bpm and rest a few minutes</text:p>
            </text:list-header>
          </text:list>
        </text:list-item>
      </text:list>
      <text:list xml:id="list39791769" text:continue-list="list39803431"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9798012"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266429128929668513"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502833061195215751"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824944754140145027"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2888484335524869030"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367529742917267241"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737941356090575925"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9811001"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791698"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3937774503809887903"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663684851012592354"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600225527098291596"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
      <text:p text:style-name="P23"><text:soft-page-break/>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10"><text:s/></text:p>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text:soft-page-break/>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934666434262712991" text:style-name="L30">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oft-page-break/><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15T19:55:10.48</dc:date>
    <dc:creator>James Lombardi</dc:creator>
    <meta:editing-duration>P19DT16H33M54S</meta:editing-duration>
    <meta:editing-cycles>1544</meta:editing-cycles>
    <meta:generator>OpenOffice/4.1.2$Win32 OpenOffice.org_project/412m3$Build-9782</meta:generator>
    <meta:document-statistic meta:table-count="0" meta:image-count="9" meta:object-count="0" meta:page-count="161" meta:paragraph-count="4598" meta:word-count="50009" meta:character-count="256645"/>
  </office:meta>
</office:document-meta>
</file>